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Pictures/10000201000002C3000002C32B6FC24F6F4B1F33.png" manifest:media-type="image/png"/>
  <manifest:file-entry manifest:full-path="Pictures/10000108000067750000677551EAADF474FD5689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_5f_interventions" style:display-name="table_interventions" style:family="table">
      <style:table-properties style:width="9.9299in" table:align="left" fo:background-color="transparent">
        <style:background-image/>
      </style:table-properties>
    </style:style>
    <style:style style:name="table_5f_interventions.A" style:display-name="table_interventions.A" style:family="table-column">
      <style:table-column-properties style:column-width="0.8778in"/>
    </style:style>
    <style:style style:name="table_5f_interventions.B" style:display-name="table_interventions.B" style:family="table-column">
      <style:table-column-properties style:column-width="1.5in"/>
    </style:style>
    <style:style style:name="table_5f_interventions.C" style:display-name="table_interventions.C" style:family="table-column">
      <style:table-column-properties style:column-width="1.8097in"/>
    </style:style>
    <style:style style:name="table_5f_interventions.D" style:display-name="table_interventions.D" style:family="table-column">
      <style:table-column-properties style:column-width="0.9319in"/>
    </style:style>
    <style:style style:name="table_5f_interventions.E" style:display-name="table_interventions.E" style:family="table-column">
      <style:table-column-properties style:column-width="1.1354in"/>
    </style:style>
    <style:style style:name="table_5f_interventions.F" style:display-name="table_interventions.F" style:family="table-column">
      <style:table-column-properties style:column-width="0.8646in"/>
    </style:style>
    <style:style style:name="table_5f_interventions.H" style:display-name="table_interventions.H" style:family="table-column">
      <style:table-column-properties style:column-width="0.9576in"/>
    </style:style>
    <style:style style:name="table_5f_interventions.I" style:display-name="table_interventions.I" style:family="table-column">
      <style:table-column-properties style:column-width="0.975in"/>
    </style:style>
    <style:style style:name="table_5f_interventions.1" style:display-name="table_interventions.1" style:family="table-row">
      <style:table-row-properties fo:background-color="transparent">
        <style:background-image/>
      </style:table-row-properties>
    </style:style>
    <style:style style:name="table_5f_interventions.A1" style:display-name="table_interventions.A1" style:family="table-cell">
      <style:table-cell-properties fo:background-color="#ffffff" fo:padding="0.0201in" fo:border="none" style:writing-mode="page">
        <style:background-image/>
      </style:table-cell-properties>
    </style:style>
    <style:style style:name="table_5f_interventions.F1" style:display-name="table_interventions.F1" style:family="table-cell">
      <style:table-cell-properties fo:background-color="#eeeeee" fo:padding="0.0201in" fo:border="0.05pt solid #cccccc" style:writing-mode="page">
        <style:background-image/>
      </style:table-cell-properties>
    </style:style>
    <style:style style:name="table_5f_interventions.A2" style:display-name="table_interventions.A2" style:family="table-cell">
      <style:table-cell-properties fo:background-color="#eeeeee" fo:padding="0.0201in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le_5f_interventions.F2" style:display-name="table_interventions.F2" style:family="table-cell">
      <style:table-cell-properties fo:background-color="#eeeeee" fo:padding="0.0201in" fo:border-left="0.05pt solid #cccccc" fo:border-right="none" fo:border-top="none" fo:border-bottom="0.05pt solid #cccccc" style:writing-mode="page">
        <style:background-image/>
      </style:table-cell-properties>
    </style:style>
    <style:style style:name="table_5f_interventions.I2" style:display-name="table_interventions.I2" style:family="table-cell">
      <style:table-cell-properties fo:background-color="#eeeeee" fo:padding="0.0201in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le_5f_interventions.3" style:display-name="table_interventions.3" style:family="table-row">
      <style:table-row-properties style:min-row-height="0.2063in"/>
    </style:style>
    <style:style style:name="table_5f_interventions.A3" style:display-name="table_interventions.A3" style:family="table-cell">
      <style:table-cell-properties fo:padding="0.0201in" fo:border-left="0.05pt solid #cccccc" fo:border-right="none" fo:border-top="none" fo:border-bottom="0.05pt solid #cccccc" style:writing-mode="page"/>
    </style:style>
    <style:style style:name="table_5f_interventions.B3" style:display-name="table_interventions.B3" style:family="table-cell">
      <style:table-cell-properties fo:padding="0.0201in" fo:border-left="0.05pt solid #cccccc" fo:border-right="none" fo:border-top="none" fo:border-bottom="0.05pt solid #cccccc" style:writing-mode="page"/>
    </style:style>
    <style:style style:name="table_5f_interventions.C3" style:display-name="table_interventions.C3" style:family="table-cell">
      <style:table-cell-properties fo:padding="0.0201in" fo:border-left="0.05pt solid #cccccc" fo:border-right="none" fo:border-top="none" fo:border-bottom="0.05pt solid #cccccc" style:writing-mode="page"/>
    </style:style>
    <style:style style:name="table_5f_interventions.D3" style:display-name="table_interventions.D3" style:family="table-cell">
      <style:table-cell-properties fo:padding="0.0201in" fo:border-left="0.05pt solid #cccccc" fo:border-right="none" fo:border-top="none" fo:border-bottom="0.05pt solid #cccccc" style:writing-mode="page"/>
    </style:style>
    <style:style style:name="table_5f_interventions.E3" style:display-name="table_interventions.E3" style:family="table-cell">
      <style:table-cell-properties fo:padding="0.0201in" fo:border-left="0.05pt solid #cccccc" fo:border-right="none" fo:border-top="none" fo:border-bottom="0.05pt solid #cccccc" style:writing-mode="page"/>
    </style:style>
    <style:style style:name="table_5f_interventions.F3" style:display-name="table_interventions.F3" style:family="table-cell">
      <style:table-cell-properties fo:padding="0.0201in" fo:border-left="0.05pt solid #cccccc" fo:border-right="none" fo:border-top="none" fo:border-bottom="0.05pt solid #cccccc" style:writing-mode="page"/>
    </style:style>
    <style:style style:name="table_5f_interventions.G3" style:display-name="table_interventions.G3" style:family="table-cell">
      <style:table-cell-properties fo:padding="0.0201in" fo:border-left="0.05pt solid #cccccc" fo:border-right="none" fo:border-top="none" fo:border-bottom="0.05pt solid #cccccc" style:writing-mode="page"/>
    </style:style>
    <style:style style:name="table_5f_interventions.H3" style:display-name="table_interventions.H3" style:family="table-cell">
      <style:table-cell-properties fo:padding="0.0201in" fo:border-left="0.05pt solid #cccccc" fo:border-right="none" fo:border-top="none" fo:border-bottom="0.05pt solid #cccccc" style:writing-mode="page"/>
    </style:style>
    <style:style style:name="table_5f_interventions.I3" style:display-name="table_interventions.I3" style:family="table-cell">
      <style:table-cell-properties fo:padding="0.0201in" fo:border-left="0.05pt solid #cccccc" fo:border-right="0.05pt solid #cccccc" fo:border-top="none" fo:border-bottom="0.05pt solid #cccccc" style:writing-mode="page"/>
    </style:style>
    <style:style style:name="table_5f_summary" style:display-name="table_summary" style:family="table">
      <style:table-properties style:width="10.1215in" fo:margin-left="-0.1778in" table:align="left" fo:background-color="transparent">
        <style:background-image/>
      </style:table-properties>
    </style:style>
    <style:style style:name="table_5f_summary.A" style:display-name="table_summary.A" style:family="table-column">
      <style:table-column-properties style:column-width="3.2569in"/>
    </style:style>
    <style:style style:name="table_5f_summary.B" style:display-name="table_summary.B" style:family="table-column">
      <style:table-column-properties style:column-width="1.8104in"/>
    </style:style>
    <style:style style:name="table_5f_summary.C" style:display-name="table_summary.C" style:family="table-column">
      <style:table-column-properties style:column-width="1.3653in"/>
    </style:style>
    <style:style style:name="table_5f_summary.D" style:display-name="table_summary.D" style:family="table-column">
      <style:table-column-properties style:column-width="0.8785in"/>
    </style:style>
    <style:style style:name="table_5f_summary.E" style:display-name="table_summary.E" style:family="table-column">
      <style:table-column-properties style:column-width="0.8778in"/>
    </style:style>
    <style:style style:name="table_5f_summary.F" style:display-name="table_summary.F" style:family="table-column">
      <style:table-column-properties style:column-width="0.9326in"/>
    </style:style>
    <style:style style:name="table_5f_summary.G" style:display-name="table_summary.G" style:family="table-column">
      <style:table-column-properties style:column-width="1in"/>
    </style:style>
    <style:style style:name="table_5f_summary.1" style:display-name="table_summary.1" style:family="table-row">
      <style:table-row-properties style:min-row-height="0.2569in" fo:background-color="transparent">
        <style:background-image/>
      </style:table-row-properties>
    </style:style>
    <style:style style:name="table_5f_summary.A1" style:display-name="table_summary.A1" style:family="table-cell">
      <style:table-cell-properties fo:padding="0in" fo:border="none" style:writing-mode="page"/>
    </style:style>
    <style:style style:name="table_5f_summary.D1" style:display-name="table_summary.D1" style:family="table-cell">
      <style:table-cell-properties fo:background-color="#eeeeee" fo:padding="0.0201in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le_5f_summary.E1" style:display-name="table_summary.E1" style:family="table-cell">
      <style:table-cell-properties fo:background-color="#eeeeee" fo:padding="0.0201in" fo:border-left="none" fo:border-right="none" fo:border-top="0.05pt solid #cccccc" fo:border-bottom="0.05pt solid #cccccc" style:writing-mode="page">
        <style:background-image/>
      </style:table-cell-properties>
    </style:style>
    <style:style style:name="table_5f_summary.G1" style:display-name="table_summary.G1" style:family="table-cell">
      <style:table-cell-properties fo:background-color="#eeeeee" fo:padding="0.0201in" fo:border-left="none" fo:border-right="0.05pt solid #cccccc" fo:border-top="0.05pt solid #cccccc" fo:border-bottom="0.05pt solid #cccccc" style:writing-mode="page">
        <style:background-image/>
      </style:table-cell-properties>
    </style:style>
    <style:style style:name="table_5f_summary.A2" style:display-name="table_summary.A2" style:family="table-cell">
      <style:table-cell-properties fo:padding="0.0201in" fo:border="none" style:writing-mode="page"/>
    </style:style>
    <style:style style:name="table_5f_summary.B2" style:display-name="table_summary.B2" style:family="table-cell">
      <style:table-cell-properties fo:padding="0.0201in" fo:border-left="0.05pt solid #cccccc" fo:border-right="none" fo:border-top="0.05pt solid #cccccc" fo:border-bottom="0.05pt solid #cccccc" style:writing-mode="page"/>
    </style:style>
    <style:style style:name="table_5f_summary.C2" style:display-name="table_summary.C2" style:family="table-cell">
      <style:table-cell-properties fo:padding="0.0201in" fo:border-left="0.05pt solid #cccccc" fo:border-right="none" fo:border-top="0.05pt solid #cccccc" fo:border-bottom="0.05pt solid #cccccc" style:writing-mode="page"/>
    </style:style>
    <style:style style:name="table_5f_summary.D2" style:display-name="table_summary.D2" style:family="table-cell">
      <style:table-cell-properties fo:padding="0.0201in" fo:border-left="0.05pt solid #cccccc" fo:border-right="none" fo:border-top="0.05pt solid #cccccc" fo:border-bottom="0.05pt solid #cccccc" style:writing-mode="page"/>
    </style:style>
    <style:style style:name="table_5f_summary.E2" style:display-name="table_summary.E2" style:family="table-cell">
      <style:table-cell-properties fo:padding="0.0201in" fo:border-left="0.05pt solid #cccccc" fo:border-right="none" fo:border-top="0.05pt solid #cccccc" fo:border-bottom="0.05pt solid #cccccc" style:writing-mode="page"/>
    </style:style>
    <style:style style:name="table_5f_summary.F2" style:display-name="table_summary.F2" style:family="table-cell">
      <style:table-cell-properties fo:padding="0.0201in" fo:border-left="0.05pt solid #cccccc" fo:border-right="none" fo:border-top="0.05pt solid #cccccc" fo:border-bottom="0.05pt solid #cccccc" style:writing-mode="page"/>
    </style:style>
    <style:style style:name="table_5f_summary.G2" style:display-name="table_summary.G2" style:family="table-cell">
      <style:table-cell-properties fo:padding="0.0201in" fo:border="0.05pt solid #cccccc" style:writing-mode="page"/>
    </style:style>
    <style:style style:name="P1" style:family="paragraph" style:parent-style-name="Header">
      <style:text-properties fo:color="#0066b3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4e102d" style:font-name="Lato" fo:font-size="9pt" officeooo:rsid="01a717ff" officeooo:paragraph-rsid="01a717ff" style:font-size-asian="9pt" style:font-size-complex="9pt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ato" fo:font-size="10pt" officeooo:rsid="01883e55" officeooo:paragraph-rsid="01883e55" style:font-size-asian="10pt" style:font-size-complex="10pt"/>
    </style:style>
    <style:style style:name="P8" style:family="paragraph" style:parent-style-name="Table_20_Contents">
      <style:text-properties style:font-name="Lato" fo:font-size="8pt" officeooo:rsid="0179e028" officeooo:paragraph-rsid="0179e028" style:font-size-asian="8pt" style:font-size-complex="8pt"/>
    </style:style>
    <style:style style:name="P9" style:family="paragraph" style:parent-style-name="Table_20_Contents">
      <style:text-properties fo:color="#4e102d" style:font-name="Lato" fo:font-size="10pt" fo:font-style="normal" fo:font-weight="normal" officeooo:rsid="019780fb" officeooo:paragraph-rsid="019c76b6" style:font-name-asian="DejaVu Sans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0" style:family="paragraph" style:parent-style-name="Table_20_Contents">
      <style:text-properties fo:color="#4e102d" style:font-name="Lato" fo:font-size="10pt" fo:font-style="normal" fo:font-weight="normal" officeooo:rsid="019780fb" officeooo:paragraph-rsid="019780fb" style:font-name-asian="DejaVu Sans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4e102d" style:font-name="Lato" fo:font-size="10pt" fo:font-style="normal" fo:font-weight="normal" officeooo:rsid="0179e028" officeooo:paragraph-rsid="0179e028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itle">
      <style:paragraph-properties fo:text-align="start" style:justify-single-word="false"/>
      <style:text-properties officeooo:paragraph-rsid="01729e5f"/>
    </style:style>
    <style:style style:name="P13" style:family="paragraph" style:parent-style-name="Title">
      <style:paragraph-properties fo:text-align="center" style:justify-single-word="false"/>
      <style:text-properties style:font-name="Lato" fo:font-size="22pt" fo:font-weight="bold" officeooo:rsid="0179e028" officeooo:paragraph-rsid="018e4366" style:font-name-asian="Noto Sans CJK SC" style:font-size-asian="22pt" style:font-weight-asian="bold" style:font-name-complex="Lohit Devanagari" style:font-size-complex="22pt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Lato" fo:font-size="22pt" fo:font-weight="bold" officeooo:rsid="0179e028" officeooo:paragraph-rsid="018e4366" style:font-name-asian="Noto Sans CJK SC" style:font-size-asian="22pt" style:font-weight-asian="bold" style:font-name-complex="Lohit Devanagari" style:font-size-complex="22pt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officeooo:paragraph-rsid="009eb199"/>
    </style:style>
    <style:style style:name="P16" style:family="paragraph" style:parent-style-name="Preformatted_20_Text">
      <style:paragraph-properties fo:text-align="start" style:justify-single-word="false"/>
      <style:text-properties style:font-name="Lato" officeooo:paragraph-rsid="009eb199"/>
    </style:style>
    <style:style style:name="P17" style:family="paragraph" style:parent-style-name="Preformatted_20_Text">
      <style:paragraph-properties fo:text-align="start" style:justify-single-word="false"/>
      <style:text-properties style:font-name="Lato" officeooo:paragraph-rsid="0179e028"/>
    </style:style>
    <style:style style:name="P18" style:family="paragraph" style:parent-style-name="Preformatted_20_Text">
      <style:paragraph-properties fo:text-align="start" style:justify-single-word="false"/>
      <style:text-properties style:font-name="Lato" officeooo:rsid="0179e028" officeooo:paragraph-rsid="01883e55"/>
    </style:style>
    <style:style style:name="P19" style:family="paragraph" style:parent-style-name="Preformatted_20_Text">
      <style:paragraph-properties fo:text-align="center" style:justify-single-word="false"/>
      <style:text-properties style:font-name="Lato" fo:font-size="12pt" officeooo:rsid="0193c946" officeooo:paragraph-rsid="0193c946" style:font-size-asian="12pt" style:font-size-complex="12pt"/>
    </style:style>
    <style:style style:name="P20" style:family="paragraph" style:parent-style-name="Preformatted_20_Text">
      <style:paragraph-properties fo:text-align="center" style:justify-single-word="false"/>
      <style:text-properties style:font-name="Lato" fo:font-size="10pt" officeooo:rsid="01883e55" officeooo:paragraph-rsid="01883e55" style:font-size-asian="10pt" style:font-size-complex="10pt"/>
    </style:style>
    <style:style style:name="P21" style:family="paragraph" style:parent-style-name="Preformatted_20_Text">
      <style:paragraph-properties fo:text-align="center" style:justify-single-word="false"/>
      <style:text-properties style:font-name="Lato" fo:font-size="10pt" officeooo:rsid="018c5ec0" officeooo:paragraph-rsid="018c5ec0" style:font-size-asian="10pt" style:font-size-complex="10pt"/>
    </style:style>
    <style:style style:name="P22" style:family="paragraph" style:parent-style-name="Preformatted_20_Text">
      <style:paragraph-properties fo:text-align="end" style:justify-single-word="false"/>
      <style:text-properties style:font-name="Lato" fo:font-size="10pt" officeooo:rsid="0179e028" officeooo:paragraph-rsid="01883e55" style:font-size-asian="10pt" style:font-size-complex="10pt"/>
    </style:style>
    <style:style style:name="P23" style:family="paragraph" style:parent-style-name="Preformatted_20_Text">
      <style:paragraph-properties fo:text-align="center" style:justify-single-word="false"/>
      <style:text-properties fo:color="#000000" style:font-name="Lato" fo:font-size="10pt" officeooo:rsid="0179e028" officeooo:paragraph-rsid="01883e55" style:font-size-asian="10pt" style:font-size-complex="10pt"/>
    </style:style>
    <style:style style:name="P24" style:family="paragraph" style:parent-style-name="Preformatted_20_Text">
      <style:paragraph-properties fo:text-align="start" style:justify-single-word="false"/>
      <style:text-properties fo:color="#4e102d" style:font-name="Lato" fo:font-size="12pt" officeooo:paragraph-rsid="01a09545" style:font-size-asian="12pt" style:font-size-complex="12pt"/>
    </style:style>
    <style:style style:name="P25" style:family="paragraph" style:parent-style-name="Preformatted_20_Text">
      <style:paragraph-properties fo:text-align="center" style:justify-single-word="false"/>
      <style:text-properties fo:color="#4e102d" style:font-name="Lato" fo:font-size="9pt" officeooo:rsid="01a717ff" officeooo:paragraph-rsid="01a717ff" style:font-name-asian="DejaVu Sans Mono" style:font-size-asian="9pt" style:font-name-complex="Liberation Mono" style:font-size-complex="9pt"/>
    </style:style>
    <style:style style:name="P26" style:family="paragraph" style:parent-style-name="Preformatted_20_Text">
      <style:paragraph-properties fo:text-align="start" style:justify-single-word="false"/>
      <style:text-properties style:font-name="Lato" fo:font-size="12pt" officeooo:rsid="0179e028" officeooo:paragraph-rsid="0179e028" style:font-size-asian="12pt" style:font-size-complex="12pt"/>
    </style:style>
    <style:style style:name="P27" style:family="paragraph" style:parent-style-name="Preformatted_20_Text">
      <style:paragraph-properties fo:text-align="center" style:justify-single-word="false"/>
      <style:text-properties style:font-name="Lato" fo:font-size="10pt" officeooo:rsid="01add220" officeooo:paragraph-rsid="01add220" style:font-size-asian="10pt" style:font-size-complex="10pt"/>
    </style:style>
    <style:style style:name="P28" style:family="paragraph" style:parent-style-name="Preformatted_20_Text">
      <style:paragraph-properties fo:text-align="start" style:justify-single-word="false"/>
      <style:text-properties style:font-name="Lato" officeooo:paragraph-rsid="009eb199"/>
    </style:style>
    <style:style style:name="P29" style:family="paragraph" style:parent-style-name="Preformatted_20_Text">
      <style:paragraph-properties fo:text-align="start" style:justify-single-word="false"/>
      <style:text-properties fo:color="#3465a4" style:font-name="Lato" fo:font-size="12pt" officeooo:rsid="0179e028" officeooo:paragraph-rsid="01883e55" style:font-size-asian="12pt" style:font-size-complex="12pt"/>
    </style:style>
    <style:style style:name="P30" style:family="paragraph" style:parent-style-name="Preformatted_20_Text">
      <style:paragraph-properties fo:text-align="center" style:justify-single-word="false"/>
      <style:text-properties fo:color="#4e102d" style:font-name="Lato" fo:font-size="9pt" officeooo:rsid="01add220" officeooo:paragraph-rsid="01add220" style:font-name-asian="DejaVu Sans Mono" style:font-size-asian="9pt" style:font-name-complex="Liberation Mono" style:font-size-complex="9pt"/>
    </style:style>
    <style:style style:name="P31" style:family="paragraph" style:parent-style-name="Preformatted_20_Text">
      <style:paragraph-properties fo:text-align="center" style:justify-single-word="false"/>
      <style:text-properties fo:color="#4e102d" style:font-name="Lato" fo:font-size="12pt" officeooo:rsid="0193c946" officeooo:paragraph-rsid="0193c946" style:font-size-asian="12pt" style:font-size-complex="12pt"/>
    </style:style>
    <style:style style:name="P32" style:family="paragraph" style:parent-style-name="Preformatted_20_Text">
      <style:paragraph-properties fo:text-align="center" style:justify-single-word="false"/>
      <style:text-properties officeooo:rsid="01b01460" officeooo:paragraph-rsid="01b01460"/>
    </style:style>
    <style:style style:name="P33" style:family="paragraph" style:parent-style-name="Preformatted_20_Text">
      <style:paragraph-properties fo:text-align="center" style:justify-single-word="false"/>
      <style:text-properties officeooo:rsid="01b28a2a" officeooo:paragraph-rsid="01b28a2a"/>
    </style:style>
    <style:style style:name="P34" style:family="paragraph" style:parent-style-name="Preformatted_20_Text">
      <style:paragraph-properties fo:text-align="start" style:justify-single-word="false"/>
      <style:text-properties officeooo:paragraph-rsid="009eb199"/>
    </style:style>
    <style:style style:name="P35" style:family="paragraph" style:parent-style-name="Table_20_Contents">
      <style:text-properties style:font-name="Lato" fo:font-size="8pt" officeooo:rsid="0179e028" officeooo:paragraph-rsid="0179e028" style:font-size-asian="8pt" style:font-size-complex="8pt"/>
    </style:style>
    <style:style style:name="P36" style:family="paragraph" style:parent-style-name="Table_20_Contents">
      <style:text-properties style:font-name="Lato" fo:font-size="8pt" officeooo:rsid="01acfad4" officeooo:paragraph-rsid="01acfad4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fo:color="#4e102d" style:font-name="Lato" fo:font-size="10pt" fo:font-style="normal" fo:font-weight="normal" officeooo:rsid="019780fb" officeooo:paragraph-rsid="019c76b6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4e102d" style:font-name="Lato" fo:font-size="10pt" fo:font-style="normal" fo:font-weight="normal" officeooo:rsid="01acfad4" officeooo:paragraph-rsid="01acfad4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text-properties fo:color="#4e102d" style:font-name="Lato" fo:font-size="10pt" fo:font-style="normal" fo:font-weight="normal" officeooo:rsid="01acfad4" officeooo:paragraph-rsid="01acfad4" style:font-name-asian="DejaVu Sans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4e102d" style:font-name="Lato" fo:font-size="10pt" fo:font-style="normal" fo:font-weight="normal" officeooo:rsid="01b50e14" officeooo:paragraph-rsid="01b50e14" style:font-name-asian="DejaVu Sans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4e102d" style:font-name="Lato" fo:font-size="9pt" fo:font-style="normal" fo:font-weight="normal" officeooo:rsid="019780fb" officeooo:paragraph-rsid="01a717ff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Table_20_Contents">
      <style:text-properties officeooo:rsid="01b29f58" officeooo:paragraph-rsid="01b29f58"/>
    </style:style>
    <style:style style:name="P43" style:family="paragraph">
      <loext:graphic-properties draw:fill-color="#4e102d"/>
      <style:paragraph-properties fo:text-align="center"/>
      <style:text-properties fo:font-size="12pt"/>
    </style:style>
    <style:style style:name="P44" style:family="paragraph">
      <loext:graphic-properties draw:fill-color="#4e102d"/>
      <style:paragraph-properties fo:text-align="center"/>
    </style:style>
    <style:style style:name="T1" style:family="text">
      <style:text-properties style:font-name="Lato" fo:font-size="9pt" fo:font-weight="bold" officeooo:rsid="0179e028" style:font-name-asian="Noto Sans CJK SC" style:font-size-asian="9pt" style:font-weight-asian="bold" style:font-name-complex="Lohit Devanagari" style:font-size-complex="9pt" style:font-weight-complex="bold"/>
    </style:style>
    <style:style style:name="T2" style:family="text">
      <style:text-properties style:font-name="Lato" fo:font-size="9pt" fo:font-weight="bold" officeooo:rsid="01729e5f" style:font-name-asian="Noto Sans CJK SC" style:font-size-asian="9pt" style:font-weight-asian="bold" style:font-name-complex="Lohit Devanagari" style:font-size-complex="9pt" style:font-weight-complex="bold"/>
    </style:style>
    <style:style style:name="T3" style:family="text">
      <style:text-properties style:font-name="Lato" fo:font-size="9pt" fo:font-weight="bold" officeooo:rsid="01736ef3" style:font-name-asian="Noto Sans CJK SC" style:font-size-asian="9pt" style:font-weight-asian="bold" style:font-name-complex="Lohit Devanagari" style:font-size-complex="9pt" style:font-weight-complex="bold"/>
    </style:style>
    <style:style style:name="T4" style:family="text">
      <style:text-properties style:font-name="Lato" fo:font-size="9pt" fo:font-weight="bold" officeooo:rsid="01bd159c" style:font-name-asian="Noto Sans CJK SC" style:font-size-asian="9pt" style:font-weight-asian="bold" style:font-name-complex="Lohit Devanagari" style:font-size-complex="9pt" style:font-weight-complex="bold"/>
    </style:style>
    <style:style style:name="T5" style:family="text">
      <style:text-properties style:font-name="Lato" fo:font-size="10pt" style:font-size-asian="10pt" style:font-size-complex="10pt"/>
    </style:style>
    <style:style style:name="T6" style:family="text">
      <style:text-properties style:font-name="Lato" fo:font-size="10pt" officeooo:rsid="01add220" style:font-size-asian="10pt" style:font-size-complex="10pt"/>
    </style:style>
    <style:style style:name="T7" style:family="text">
      <style:text-properties style:font-name="Lato" fo:font-size="10pt" officeooo:rsid="01af5244" style:font-size-asian="10pt" style:font-size-complex="10pt"/>
    </style:style>
    <style:style style:name="T8" style:family="text">
      <style:text-properties style:font-name="Lato" fo:font-size="10pt" officeooo:rsid="01af5244" style:font-name-asian="DejaVu Sans Mono" style:font-size-asian="10pt" style:font-name-complex="Liberation Mono" style:font-size-complex="10pt"/>
    </style:style>
    <style:style style:name="T9" style:family="text">
      <style:text-properties style:font-name="Lato" fo:font-size="8pt" style:font-size-asian="8pt" style:font-size-complex="8pt"/>
    </style:style>
    <style:style style:name="T10" style:family="text">
      <style:text-properties style:font-name="Lato" fo:font-size="8pt" officeooo:rsid="01acfad4" style:font-size-asian="8pt" style:font-size-complex="8pt"/>
    </style:style>
    <style:style style:name="T11" style:family="text">
      <style:text-properties style:font-name="Lato" fo:font-size="8pt" officeooo:rsid="01af9fc4" style:font-size-asian="8pt" style:font-size-complex="8pt"/>
    </style:style>
    <style:style style:name="T12" style:family="text">
      <style:text-properties style:font-name="Lato" fo:font-size="8pt" officeooo:rsid="01af9fc4" style:font-name-asian="DejaVu Sans Mono" style:font-size-asian="8pt" style:font-name-complex="Liberation Mono" style:font-size-complex="8pt"/>
    </style:style>
    <style:style style:name="T13" style:family="text">
      <style:text-properties officeooo:rsid="0126a7de"/>
    </style:style>
    <style:style style:name="T14" style:family="text">
      <style:text-properties fo:font-weight="bold" officeooo:rsid="0126a7de" style:font-weight-asian="bold" style:font-weight-complex="bold"/>
    </style:style>
    <style:style style:name="T15" style:family="text">
      <style:text-properties fo:font-weight="bold" officeooo:rsid="00beb5a9" style:font-weight-asian="bold" style:font-weight-complex="bold"/>
    </style:style>
    <style:style style:name="T16" style:family="text">
      <style:text-properties fo:font-weight="bold" officeooo:rsid="00979360" style:font-weight-asian="bold" style:font-weight-complex="bold"/>
    </style:style>
    <style:style style:name="T17" style:family="text">
      <style:text-properties officeooo:rsid="00beb5a9"/>
    </style:style>
    <style:style style:name="T18" style:family="text">
      <style:text-properties officeooo:rsid="0126f94e"/>
    </style:style>
    <style:style style:name="T19" style:family="text">
      <style:text-properties officeooo:rsid="0179e028"/>
    </style:style>
    <style:style style:name="T20" style:family="text">
      <style:text-properties officeooo:rsid="01883e55"/>
    </style:style>
    <style:style style:name="T21" style:family="text">
      <style:text-properties officeooo:rsid="0195ba58"/>
    </style:style>
    <style:style style:name="T22" style:family="text">
      <style:text-properties officeooo:rsid="019780fb"/>
    </style:style>
    <style:style style:name="T23" style:family="text">
      <style:text-properties officeooo:rsid="0197ed70"/>
    </style:style>
    <style:style style:name="T24" style:family="text">
      <style:text-properties officeooo:rsid="019bd213"/>
    </style:style>
    <style:style style:name="T25" style:family="text">
      <style:text-properties officeooo:rsid="01a09545"/>
    </style:style>
    <style:style style:name="T26" style:family="text">
      <style:text-properties officeooo:rsid="01a7c41f"/>
    </style:style>
    <style:style style:name="T27" style:family="text">
      <style:text-properties officeooo:rsid="01af5244"/>
    </style:style>
    <style:style style:name="T28" style:family="text">
      <style:text-properties officeooo:rsid="01af9fc4"/>
    </style:style>
    <style:style style:name="T29" style:family="text">
      <style:text-properties officeooo:rsid="01bd15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.4398in" fo:margin-right="0.3874in" style:editable="false">
        <style:columns fo:column-count="1" fo:column-gap="0in"/>
      </style:section-properties>
    </style:style>
    <style:style style:name="gr1" style:family="graphic">
      <style:graphic-properties svg:stroke-color="#4e102d" draw:fill-color="#4e102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_title">
        <text:p text:style-name="P13">Coûts de production <text:span text:style-name="T29">détaillés</text:span></text:p>
        <text:p text:style-name="P14"/>
        <text:section text:style-name="Sect2" text:name="section_index">
          <text:section text:style-name="Sect1" text:name="section_activity">
            <text:p text:style-name="P24"><text:span text:style-name="T19">[ACTIVITY_NAME] </text:span><text:span text:style-name="T25">[CAMPAIGN_NAME] </text:span><text:span text:style-name="T19">: <text:s text:c="3"/></text:span><text:span text:style-name="T21">[ACTIVITY_AREA]</text:span></text:p>
            <text:p text:style-name="P17"><draw:line text:anchor-type="paragraph" draw:z-index="4" draw:name="Shape1_0" draw:style-name="gr1" draw:text-style-name="P43" svg:x1="-0.4469in" svg:y1="0.002in" svg:x2="10.4055in" svg:y2="0.002in"><text:p/></draw:line></text:p>
            <text:p text:style-name="P26">Interventions :</text:p>
            <table:table table:name="table_interventions" table:style-name="table_5f_interventions">
              <table:table-column table:style-name="table_5f_interventions.A"/>
              <table:table-column table:style-name="table_5f_interventions.B"/>
              <table:table-column table:style-name="table_5f_interventions.C"/>
              <table:table-column table:style-name="table_5f_interventions.D"/>
              <table:table-column table:style-name="table_5f_interventions.E"/>
              <table:table-column table:style-name="table_5f_interventions.F"/>
              <table:table-column table:style-name="table_5f_interventions.A"/>
              <table:table-column table:style-name="table_5f_interventions.H"/>
              <table:table-column table:style-name="table_5f_interventions.I"/>
              <table:table-header-rows>
                <table:table-row table:style-name="table_5f_interventions.1">
                  <table:table-cell table:style-name="table_5f_interventions.A1" table:number-columns-spanned="5" office:value-type="string">
                    <text:p text:style-name="P10"/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e_5f_interventions.F1" table:number-columns-spanned="4" office:value-type="string">
                    <text:p text:style-name="P9">COÛTS DE PRODUCTION</text:p>
                  </table:table-cell>
                  <table:covered-table-cell/>
                  <table:covered-table-cell/>
                  <table:covered-table-cell/>
                </table:table-row>
                <table:table-row table:style-name="table_5f_interventions.1">
                  <table:table-cell table:style-name="table_5f_interventions.A2" office:value-type="string">
                    <text:p text:style-name="P10">DATE</text:p>
                  </table:table-cell>
                  <table:table-cell table:style-name="table_5f_interventions.A2" office:value-type="string">
                    <text:p text:style-name="P10">NOM</text:p>
                  </table:table-cell>
                  <table:table-cell table:style-name="table_5f_interventions.A2" office:value-type="string">
                    <text:p text:style-name="P10">SUPPORTS</text:p>
                  </table:table-cell>
                  <table:table-cell table:style-name="table_5f_interventions.A2" office:value-type="string">
                    <text:p text:style-name="P10">DURÉE</text:p>
                  </table:table-cell>
                  <table:table-cell table:style-name="table_5f_interventions.A2" office:value-type="string">
                    <text:p text:style-name="P39">RATIO ACTIVITÉ</text:p>
                  </table:table-cell>
                  <table:table-cell table:style-name="table_5f_interventions.F2" office:value-type="string">
                    <text:p text:style-name="P11"><text:span text:style-name="T22">INTRANTS</text:span> <text:s text:c="60"/></text:p>
                  </table:table-cell>
                  <table:table-cell table:style-name="table_5f_interventions.F2" office:value-type="string">
                    <text:p text:style-name="P37">OUTILS</text:p>
                  </table:table-cell>
                  <table:table-cell table:style-name="table_5f_interventions.F2" office:value-type="string">
                    <text:p text:style-name="P38">PRESTATION</text:p>
                  </table:table-cell>
                  <table:table-cell table:style-name="table_5f_interventions.I2" office:value-type="string">
                    <text:p text:style-name="P40">MO</text:p>
                  </table:table-cell>
                </table:table-row>
              </table:table-header-rows>
              <table:table-row table:style-name="table_5f_interventions.3">
                <table:table-cell table:style-name="table_5f_interventions.A3" office:value-type="string">
                  <text:p text:style-name="P8">[INT_DATE]</text:p>
                </table:table-cell>
                <table:table-cell table:style-name="table_5f_interventions.B3" office:value-type="string">
                  <text:p text:style-name="P8">[INT_NAME]</text:p>
                </table:table-cell>
                <table:table-cell table:style-name="table_5f_interventions.C3" office:value-type="string">
                  <text:p text:style-name="P8">[INT_TARS]</text:p>
                </table:table-cell>
                <table:table-cell table:style-name="table_5f_interventions.D3" office:value-type="string">
                  <text:p text:style-name="P8">[INT_DURATION]</text:p>
                </table:table-cell>
                <table:table-cell table:style-name="table_5f_interventions.E3" office:value-type="string">
                  <text:p text:style-name="P36">[INT_RATIO]</text:p>
                </table:table-cell>
                <table:table-cell table:style-name="table_5f_interventions.F3" office:value-type="string">
                  <text:p text:style-name="P8">[INT_INPUTS]</text:p>
                </table:table-cell>
                <table:table-cell table:style-name="table_5f_interventions.G3" office:value-type="string">
                  <text:p text:style-name="P8">[INT_TOOLS]</text:p>
                </table:table-cell>
                <table:table-cell table:style-name="table_5f_interventions.H3" office:value-type="string">
                  <text:p text:style-name="P42"><text:span text:style-name="T9">[INT_SERVICE]</text:span></text:p>
                </table:table-cell>
                <table:table-cell table:style-name="table_5f_interventions.I3" office:value-type="string">
                  <text:p text:style-name="P8">[INT_MO]</text:p>
                </table:table-cell>
              </table:table-row>
            </table:table>
            <text:p text:style-name="P29"/>
            <text:p text:style-name="P29"><text:s text:c="10"/></text:p>
            <table:table table:name="table_summary" table:style-name="table_5f_summary">
              <table:table-column table:style-name="table_5f_summary.A"/>
              <table:table-column table:style-name="table_5f_summary.B"/>
              <table:table-column table:style-name="table_5f_summary.C"/>
              <table:table-column table:style-name="table_5f_summary.D"/>
              <table:table-column table:style-name="table_5f_summary.E"/>
              <table:table-column table:style-name="table_5f_summary.F"/>
              <table:table-column table:style-name="table_5f_summary.G"/>
              <table:table-header-rows>
                <table:table-row table:style-name="table_5f_summary.1">
                  <table:table-cell table:style-name="table_5f_summary.A1" table:number-columns-spanned="3" office:value-type="string">
                    <text:p text:style-name="P19"/>
                  </table:table-cell>
                  <table:covered-table-cell/>
                  <table:covered-table-cell/>
                  <table:table-cell table:style-name="table_5f_summary.D1" office:value-type="string">
                    <text:p text:style-name="P4">INTRANTS</text:p>
                  </table:table-cell>
                  <table:table-cell table:style-name="table_5f_summary.E1" office:value-type="string">
                    <text:p text:style-name="P25">OUTILS</text:p>
                  </table:table-cell>
                  <table:table-cell table:style-name="table_5f_summary.E1" office:value-type="string">
                    <text:p text:style-name="P30">PRESTATION</text:p>
                  </table:table-cell>
                  <table:table-cell table:style-name="table_5f_summary.G1" office:value-type="string">
                    <text:p text:style-name="P41">MAIN D’ŒUVRE</text:p>
                  </table:table-cell>
                </table:table-row>
              </table:table-header-rows>
              <table:table-row table:style-name="TableLine94330547536016">
                <table:table-cell table:style-name="table_5f_summary.A2" office:value-type="string">
                  <text:p text:style-name="P31">[ACTIVITY_NAME] <text:span text:style-name="T26">[CAMPAIGN_NAME]</text:span></text:p>
                </table:table-cell>
                <table:table-cell table:style-name="table_5f_summary.B2" office:value-type="string">
                  <text:p text:style-name="P23"><text:s text:c="5"/><text:span text:style-name="T20">[INT_COUNT]</text:span></text:p>
                  <text:p text:style-name="P20"><text:span text:style-name="T23">Durée : </text:span>[INT_DURS]</text:p>
                </table:table-cell>
                <table:table-cell table:style-name="table_5f_summary.C2" office:value-type="string">
                  <text:p text:style-name="P22"><text:span text:style-name="T20">T</text:span>ota<text:span text:style-name="T24">l :</text:span> </text:p>
                  <text:p text:style-name="P22">Total p<text:span text:style-name="T23">ar </text:span>h<text:span text:style-name="T23">ectare </text:span>: </text:p>
                </table:table-cell>
                <table:table-cell table:style-name="table_5f_summary.D2" office:value-type="string">
                  <text:p text:style-name="P21">[TOTAL_INPUTS]</text:p>
                  <text:p text:style-name="P21">[TOTAL_INPUTS_HA]</text:p>
                </table:table-cell>
                <table:table-cell table:style-name="table_5f_summary.E2" office:value-type="string">
                  <text:p text:style-name="P20">[TOTAL_TOOLS]</text:p>
                  <text:p text:style-name="P7">[TOTAL_TOOLS_HA]</text:p>
                </table:table-cell>
                <table:table-cell table:style-name="table_5f_summary.F2" office:value-type="string">
                  <text:p text:style-name="P33"><text:span text:style-name="T5">[TOTAL_SERVICE]</text:span></text:p>
                  <text:p text:style-name="P32"><text:span text:style-name="T5">[TOTAL_SERVICE_HA]</text:span></text:p>
                </table:table-cell>
                <table:table-cell table:style-name="table_5f_summary.G2" office:value-type="string">
                  <text:p text:style-name="P27">[TOTAL_MOEUVRE]</text:p>
                  <text:p text:style-name="P27">[TOTAL_MOEUVRE_HA]</text:p>
                </table:table-cell>
              </table:table-row>
            </table:table>
            <text:p text:style-name="P18"/>
            <text:p text:style-name="P16"/>
            <text:p text:style-name="P16"/>
            <text:p text:style-name="P16"/>
            <text:p text:style-name="P15"/>
            <text:p text:style-name="P15"/>
          </text:section>
          <text:p text:style-name="P15"/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.0783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officeooo:rsid="003d9b39" style:font-name-asian="DejaVu Sans Mono" style:font-family-asian="'DejaVu Sans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fo:font-weight="bold" officeooo:rsid="0025d88c" style:font-size-asian="6pt" style:font-weight-asian="bold" style:font-size-complex="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ction_5f_title" style:display-name="section_title" style:family="paragraph" style:parent-style-name="Standard" style:master-page-name="">
      <style:paragraph-properties fo:margin-top="0.1965in" fo:margin-bottom="0.0783in" loext:contextual-spacing="false" fo:text-align="center" style:justify-single-word="false" style:page-number="auto" fo:keep-with-next="always"/>
      <style:text-properties fo:color="#21409a" style:font-name="Lato" fo:font-family="Lato" style:font-pitch="variable" fo:font-size="10pt" style:text-underline-style="solid" style:text-underline-width="auto" style:text-underline-color="font-color" fo:font-weight="bold" officeooo:rsid="008de78f" style:font-size-asian="10pt" style:font-weight-asian="bold" style:font-size-complex="10pt" style:font-weight-complex="bold"/>
    </style:style>
    <style:style style:name="Table_20_Content_20_Title" style:display-name="Table Content Title" style:family="paragraph" style:parent-style-name="Table_20_Contents">
      <style:text-properties fo:color="#00a65d" style:font-name="Lato" fo:font-family="Lato" style:font-pitch="variable" fo:font-size="10pt" fo:font-weight="bold" officeooo:rsid="006bf970" style:font-name-asian="DejaVu Sans Mono" style:font-family-asian="'DejaVu Sans Mono'" style:font-family-generic-asian="modern" style:font-pitch-asian="fixed" style:font-size-asian="8.75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Lato" style:family="paragraph" style:parent-style-name="Table_20_Contents">
      <style:text-properties fo:font-size="10pt" style:font-size-asian="10pt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header" style:family="table">
      <style:table-properties style:width="10.8653in" table:align="margins" table:border-model="separating"/>
    </style:style>
    <style:style style:name="header.A" style:family="table-column">
      <style:table-column-properties style:column-width="0.6368in" style:rel-column-width="3841*"/>
    </style:style>
    <style:style style:name="header.B" style:family="table-column">
      <style:table-column-properties style:column-width="10.2285in" style:rel-column-width="61694*"/>
    </style:style>
    <style:style style:name="header.1" style:family="table-row">
      <style:table-row-properties style:min-row-height="0.5938in"/>
    </style:style>
    <style:style style:name="header.A1" style:family="table-cell">
      <style:table-cell-properties fo:padding="0.0382in" fo:border="none"/>
    </style:style>
    <style:style style:name="header.B1" style:family="table-cell">
      <style:table-cell-properties style:vertical-align="middle" fo:padding="0.0382in" fo:border="none"/>
    </style:style>
    <style:style style:name="footer" style:family="table">
      <style:table-properties style:width="10.9028in" table:align="left"/>
    </style:style>
    <style:style style:name="footer.A" style:family="table-column">
      <style:table-column-properties style:column-width="0.7903in"/>
    </style:style>
    <style:style style:name="footer.B" style:family="table-column">
      <style:table-column-properties style:column-width="9.3313in"/>
    </style:style>
    <style:style style:name="footer.C" style:family="table-column">
      <style:table-column-properties style:column-width="0.7813in"/>
    </style:style>
    <style:style style:name="footer.A1" style:family="table-cell">
      <style:table-cell-properties style:vertical-align="middle" fo:padding="0.0382in" fo:border="none"/>
    </style:style>
    <style:style style:name="MP1" style:family="paragraph" style:parent-style-name="Header">
      <style:text-properties fo:color="#0066b3"/>
    </style:style>
    <style:style style:name="MP2" style:family="paragraph">
      <loext:graphic-properties draw:fill-color="#4e102d"/>
      <style:paragraph-properties fo:text-align="center"/>
      <style:text-properties fo:font-size="12pt"/>
    </style:style>
    <style:style style:name="MP3" style:family="paragraph" style:parent-style-name="Table_20_Contents">
      <style:text-properties fo:font-size="8pt" style:font-size-asian="8pt" style:font-size-complex="8pt"/>
    </style:style>
    <style:style style:name="MP4" style:family="paragraph" style:parent-style-name="Title">
      <style:paragraph-properties fo:text-align="start" style:justify-single-word="false"/>
      <style:text-properties officeooo:paragraph-rsid="01729e5f"/>
    </style:style>
    <style:style style:name="MP5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MP6" style:family="paragraph">
      <loext:graphic-properties draw:fill-color="#4e102d"/>
      <style:paragraph-properties fo:text-align="center"/>
    </style:style>
    <style:style style:name="MP7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MP8" style:family="paragraph" style:parent-style-name="Table_20_Contents">
      <style:paragraph-properties fo:text-align="end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MT1" style:family="text">
      <style:text-properties style:font-name="Lato" fo:font-size="9pt" fo:font-weight="bold" officeooo:rsid="0179e028" style:font-name-asian="Noto Sans CJK SC" style:font-size-asian="9pt" style:font-weight-asian="bold" style:font-name-complex="Lohit Devanagari" style:font-size-complex="9pt" style:font-weight-complex="bold"/>
    </style:style>
    <style:style style:name="MT2" style:family="text">
      <style:text-properties style:font-name="Lato" fo:font-size="9pt" fo:font-weight="bold" officeooo:rsid="01bd159c" style:font-name-asian="Noto Sans CJK SC" style:font-size-asian="9pt" style:font-weight-asian="bold" style:font-name-complex="Lohit Devanagari" style:font-size-complex="9pt" style:font-weight-complex="bold"/>
    </style:style>
    <style:style style:name="MT3" style:family="text">
      <style:text-properties style:font-name="Lato" fo:font-size="9pt" fo:font-weight="bold" officeooo:rsid="01729e5f" style:font-name-asian="Noto Sans CJK SC" style:font-size-asian="9pt" style:font-weight-asian="bold" style:font-name-complex="Lohit Devanagari" style:font-size-complex="9pt" style:font-weight-complex="bold"/>
    </style:style>
    <style:style style:name="MT4" style:family="text">
      <style:text-properties style:font-name="Lato" fo:font-size="9pt" fo:font-weight="bold" officeooo:rsid="01736ef3" style:font-name-asian="Noto Sans CJK SC" style:font-size-asian="9pt" style:font-weight-asian="bold" style:font-name-complex="Lohit Devanagari" style:font-size-complex="9pt" style:font-weight-complex="bold"/>
    </style:style>
    <style:style style:name="MT5" style:family="text">
      <style:text-properties officeooo:rsid="0126a7de"/>
    </style:style>
    <style:style style:name="MT6" style:family="text">
      <style:text-properties fo:font-weight="bold" officeooo:rsid="0126a7de" style:font-weight-asian="bold" style:font-weight-complex="bold"/>
    </style:style>
    <style:style style:name="MT7" style:family="text">
      <style:text-properties officeooo:rsid="00beb5a9"/>
    </style:style>
    <style:style style:name="MT8" style:family="text">
      <style:text-properties fo:font-weight="bold" officeooo:rsid="00beb5a9" style:font-weight-asian="bold" style:font-weight-complex="bold"/>
    </style:style>
    <style:style style:name="MT9" style:family="text">
      <style:text-properties officeooo:rsid="0126f94e"/>
    </style:style>
    <style:style style:name="MT10" style:family="text">
      <style:text-properties fo:font-weight="bold" officeooo:rsid="00979360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4e102d" draw:fill-color="#4e102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11.6929in" fo:page-height="8.2681in" style:num-format="1" style:print-orientation="landscape" fo:margin-top="0.1965in" fo:margin-bottom="0.1965in" fo:margin-left="0.3937in" fo:margin-right="0.3937in" fo:border="none" fo:padding="0.020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1181in" fo:margin-left="0in" fo:margin-right="0in" fo:margin-top="0.0783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p text:style-name="MP3"><draw:frame draw:style-name="Mfr1" draw:name="Image3" text:anchor-type="paragraph" svg:x="-0.0134in" svg:y="0in" svg:width="0.5299in" svg:height="0.5299in" draw:z-index="3"><draw:image xlink:href="Pictures/10000108000067750000677551EAADF474FD5689.svg" xlink:type="simple" xlink:show="embed" xlink:actuate="onLoad" loext:mime-type="image/svg+xml"/><draw:image xlink:href="Pictures/10000201000002C3000002C32B6FC24F6F4B1F33.png" xlink:type="simple" xlink:show="embed" xlink:actuate="onLoad" loext:mime-type="image/png"/></draw:frame><draw:frame draw:style-name="Mfr1" draw:name="Image4" text:anchor-type="paragraph" svg:x="10.1417in" svg:y="-0.0165in" svg:width="0.5728in" svg:height="0.5161in" draw:z-index="0"><draw:image xlink:href="Pictures/10000201000001E0000001E0CB9C3B97E450A439.png" xlink:type="simple" xlink:show="embed" xlink:actuate="onLoad" loext:mime-type="image/png"/></draw:frame></text:p>
            </table:table-cell>
            <table:table-cell table:style-name="header.B1" office:value-type="string">
              <text:p text:style-name="MP4"><text:span text:style-name="MT1">Coûts de production détaillé</text:span><text:span text:style-name="MT2">s</text:span><text:span text:style-name="MT1"> </text:span><text:span text:style-name="MT3">au </text:span><text:span text:style-name="MT4">[EXPORT_DATE]</text:span></text:p>
            </table:table-cell>
          </table:table-row>
        </table:table>
        <text:p text:style-name="MP1"><draw:line text:anchor-type="paragraph" draw:z-index="2" draw:name="Shape2_0" draw:style-name="Mgr1" draw:text-style-name="MP2" svg:x1="-0.0272in" svg:y1="0.0728in" svg:x2="10.8713in" svg:y2="0.1063in"><text:p/></draw:line></text:p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row table:style-name="TableLine94330546408592">
            <table:table-cell table:style-name="footer.A1" office:value-type="string">
              <text:p text:style-name="MP5"><draw:line text:anchor-type="paragraph" draw:z-index="1" draw:name="Shape2" draw:style-name="Mgr1" draw:text-style-name="MP6" svg:x1="0.7791in" svg:y1="-0.1138in" svg:x2="10.0902in" svg:y2="-0.1138in"><text:p/></draw:line></text:p>
            </table:table-cell>
            <table:table-cell table:style-name="footer.A1" office:value-type="string">
              <text:p text:style-name="MP5"/>
              <text:p text:style-name="MP5"><text:span text:style-name="MT5">Exploitation : </text:span><text:span text:style-name="MT6">[COMPANY_NAME]</text:span><text:span text:style-name="MT5"> </text:span><text:span text:style-name="MT6">[COMPANY_ADDRESS]</text:span><text:span text:style-name="MT5"> </text:span>– <text:span text:style-name="MT7">Siret : </text:span><text:span text:style-name="MT8">[COMPANY_SIRET]</text:span></text:p>
              <text:p text:style-name="MP7"><text:span text:style-name="MT9">Nom du f</text:span>ichier : <text:span text:style-name="MT10">[FILENAME]</text:span> </text:p>
            </table:table-cell>
            <table:table-cell table:style-name="footer.A1" office:value-type="string">
              <text:p text:style-name="MP8">Page <text:page-number text:select-page="current">1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7T19:29:37.368322082</dc:date>
    <meta:editing-duration>P1DT19H7M57S</meta:editing-duration>
    <meta:editing-cycles>359</meta:editing-cycles>
    <meta:generator>LibreOffice/6.4.7.2$Linux_X86_64 LibreOffice_project/40$Build-2</meta:generator>
    <meta:document-statistic meta:table-count="4" meta:image-count="2" meta:object-count="0" meta:page-count="1" meta:paragraph-count="44" meta:word-count="77" meta:character-count="753" meta:non-whitespace-character-count="636"/>
  </office:meta>
</office:document-meta>
</file>